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4pt" fo:language="en" fo:country="US" officeooo:rsid="0002986c" officeooo:paragraph-rsid="0002986c" style:font-size-asian="12.25pt" style:font-size-complex="14pt"/>
    </style:style>
    <style:style style:name="P2" style:family="paragraph" style:parent-style-name="Preformatted_20_Text">
      <style:text-properties fo:font-size="14pt" fo:language="ru" fo:country="RU" officeooo:rsid="0002986c" officeooo:paragraph-rsid="0002986c" style:font-size-asian="12.25pt" style:font-size-complex="14pt"/>
    </style:style>
    <style:style style:name="P3" style:family="paragraph" style:parent-style-name="Preformatted_20_Text">
      <style:text-properties fo:font-size="16pt" fo:font-style="italic" officeooo:rsid="0002986c" officeooo:paragraph-rsid="0002986c" style:font-size-asian="14pt" style:font-style-asian="italic" style:font-size-complex="16pt" style:font-style-complex="italic"/>
    </style:style>
    <style:style style:name="P4" style:family="paragraph" style:parent-style-name="Preformatted_20_Text">
      <style:text-properties style:font-name="Calibri1"/>
    </style:style>
    <style:style style:name="P5" style:family="paragraph" style:parent-style-name="Preformatted_20_Text">
      <style:text-properties style:font-name="Calibri1" fo:font-size="16pt" officeooo:rsid="0002986c" officeooo:paragraph-rsid="0002986c" style:font-size-asian="14pt" style:font-size-complex="16pt"/>
    </style:style>
    <style:style style:name="P6" style:family="paragraph" style:parent-style-name="Preformatted_20_Text">
      <style:text-properties style:font-name="Calibri1" fo:font-size="18pt" fo:font-weight="bold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fo:color="#404040" loext:opacity="100%" style:font-name="Calibri1" fo:font-size="24pt" fo:letter-spacing="normal" fo:font-style="normal" fo:font-weight="bold" officeooo:rsid="0002986c" officeooo:paragraph-rsid="0002986c" style:font-size-asian="24pt" style:font-weight-asian="bold" style:font-size-complex="24pt" style:font-weight-complex="bold"/>
    </style:style>
    <style:style style:name="P8" style:family="paragraph" style:parent-style-name="Preformatted_20_Text">
      <style:text-properties fo:font-variant="normal" fo:text-transform="none" fo:color="#404040" loext:opacity="100%" style:font-name="Calibri1" fo:font-size="18pt" fo:letter-spacing="normal" fo:font-style="normal" fo:font-weight="bold" style:font-size-asian="18pt" style:font-weight-asian="bold" style:font-size-complex="18pt" style:font-weight-complex="bold"/>
    </style:style>
    <style:style style:name="P9" style:family="paragraph" style:parent-style-name="Preformatted_20_Text">
      <style:text-properties style:font-name="Liberation Sans" fo:font-size="14pt" fo:font-style="normal" officeooo:rsid="0002986c" officeooo:paragraph-rsid="0002986c" style:font-size-asian="12.25pt" style:font-style-asian="normal" style:font-size-complex="14pt" style:font-style-complex="normal"/>
    </style:style>
    <style:style style:name="P10" style:family="paragraph" style:parent-style-name="Preformatted_20_Text">
      <style:text-properties style:font-name="Liberation Sans" fo:font-size="14pt" fo:language="ru" fo:country="RU" officeooo:rsid="0006f5db" officeooo:paragraph-rsid="0006f5db" style:font-size-asian="12.25pt" style:font-size-complex="14pt"/>
    </style:style>
    <style:style style:name="P11" style:family="paragraph" style:parent-style-name="Preformatted_20_Text">
      <style:text-properties style:font-name="Liberation Sans" fo:font-size="14pt" fo:language="ru" fo:country="RU" officeooo:rsid="0002986c" officeooo:paragraph-rsid="0002986c" style:font-size-asian="12.25pt" style:font-size-complex="14pt"/>
    </style:style>
    <style:style style:name="P12" style:family="paragraph" style:parent-style-name="Preformatted_20_Text">
      <style:text-properties style:font-name="Liberation Sans" fo:font-size="14pt" fo:language="ru" fo:country="RU" officeooo:rsid="0003faba" officeooo:paragraph-rsid="0003faba" style:font-size-asian="12.25pt" style:font-size-complex="14pt"/>
    </style:style>
    <style:style style:name="P13" style:family="paragraph" style:parent-style-name="Preformatted_20_Text">
      <style:text-properties style:font-name="Liberation Sans" fo:font-size="14pt" fo:language="ru" fo:country="RU" officeooo:rsid="00089ac5" officeooo:paragraph-rsid="00089ac5" style:font-size-asian="12.25pt" style:font-size-complex="14pt"/>
    </style:style>
    <style:style style:name="P14" style:family="paragraph" style:parent-style-name="Preformatted_20_Text">
      <style:text-properties style:font-name="Liberation Sans" fo:font-size="14pt" fo:language="en" fo:country="US" officeooo:rsid="0002986c" officeooo:paragraph-rsid="0002986c" style:font-size-asian="12.25pt" style:font-size-complex="14pt"/>
    </style:style>
    <style:style style:name="P15" style:family="paragraph" style:parent-style-name="Preformatted_20_Text">
      <style:text-properties style:font-name="Liberation Sans" officeooo:paragraph-rsid="0002986c"/>
    </style:style>
    <style:style style:name="P16" style:family="paragraph" style:parent-style-name="Preformatted_20_Text">
      <style:text-properties style:font-name="Liberation Sans" fo:font-size="15pt" fo:language="ru" fo:country="RU" officeooo:rsid="00089ac5" officeooo:paragraph-rsid="00089ac5" style:font-size-asian="15pt" style:font-size-complex="15pt"/>
    </style:style>
    <style:style style:name="P17" style:family="paragraph" style:parent-style-name="Preformatted_20_Text">
      <style:text-properties fo:font-size="14pt" fo:language="ru" fo:country="RU" officeooo:rsid="0003faba" officeooo:paragraph-rsid="0003faba" style:font-size-asian="12.25pt" style:font-size-complex="14pt"/>
    </style:style>
    <style:style style:name="P18" style:family="paragraph" style:parent-style-name="Preformatted_20_Text">
      <style:text-properties fo:font-size="14pt" fo:language="ru" fo:country="RU" officeooo:rsid="000c4d6c" officeooo:paragraph-rsid="000c4d6c" style:font-size-asian="12.25pt" style:font-size-complex="14pt"/>
    </style:style>
    <style:style style:name="P19" style:family="paragraph" style:parent-style-name="Preformatted_20_Text" style:list-style-name="L1">
      <style:text-properties fo:font-size="14pt" fo:language="ru" fo:country="RU" fo:font-style="italic" officeooo:rsid="000c4d6c" officeooo:paragraph-rsid="000c4d6c" style:font-size-asian="14pt" style:font-style-asian="italic" style:font-size-complex="14pt" style:font-style-complex="italic"/>
    </style:style>
    <style:style style:name="P20" style:family="paragraph" style:parent-style-name="Preformatted_20_Text" style:list-style-name="L1">
      <style:text-properties fo:font-size="14pt" fo:language="ru" fo:country="RU" fo:font-style="italic" officeooo:rsid="000f016b" officeooo:paragraph-rsid="000f016b" style:font-size-asian="14pt" style:font-style-asian="italic" style:font-size-complex="14pt" style:font-style-complex="italic"/>
    </style:style>
    <style:style style:name="P21" style:family="paragraph" style:parent-style-name="Preformatted_20_Text">
      <style:text-properties fo:font-size="14pt" fo:language="en" fo:country="US" officeooo:rsid="0002986c" officeooo:paragraph-rsid="0002986c" style:font-size-asian="12.25pt" style:font-size-complex="14pt"/>
    </style:style>
    <style:style style:name="P22" style:family="paragraph" style:parent-style-name="Preformatted_20_Text">
      <style:text-properties fo:font-size="16pt" fo:language="ru" fo:country="RU" fo:font-style="italic" officeooo:rsid="000c4d6c" officeooo:paragraph-rsid="000c4d6c" style:font-size-asian="16pt" style:font-style-asian="italic" style:font-size-complex="16pt" style:font-style-complex="italic"/>
    </style:style>
    <style:style style:name="T1" style:family="text">
      <style:text-properties style:font-name="Calibri1" fo:font-style="normal" style:font-style-asian="normal" style:font-style-complex="normal"/>
    </style:style>
    <style:style style:name="T2" style:family="text">
      <style:text-properties fo:language="ru" fo:country="RU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officeooo:rsid="0002986c" style:font-size-asian="14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2986c" style:font-size-asian="14pt" style:font-size-complex="14pt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8783" style:font-style-asian="normal" style:font-style-complex="normal"/>
    </style:style>
    <style:style style:name="T11" style:family="text">
      <style:text-properties officeooo:rsid="000b7c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ехническое задание</text:p>
      <text:p text:style-name="P6"/>
      <text:p text:style-name="P8">Игра «Ним» (три кучки спичек)</text:p>
      <text:p text:style-name="P4"/>
      <text:p text:style-name="P5"><text:span text:style-name="T8">Описание</text:span>:</text:p>
      <text:p text:style-name="P15"><text:span text:style-name="T4">И</text:span><text:span text:style-name="T5">гра, в которой два </text:span><text:span text:style-name="T6">игрока </text:span><text:span text:style-name="T5">по очереди берут предметы, разложенные на </text:span><text:span text:style-name="T6">три</text:span><text:span text:style-name="T5"> куч</text:span><text:span text:style-name="T6">ки</text:span><text:span text:style-name="T5">. За один ход может быть взято любое количество предметов (больше нуля) из одной кучки. Выигрывает игрок, взявший последний предмет.</text:span></text:p>
      <text:p text:style-name="P3"/>
      <text:p text:style-name="P3"><text:span text:style-name="T7">Интерфейс</text:span><text:span text:style-name="T1">:</text:span></text:p>
      <text:p text:style-name="P9">Внутри терминала изображены три именованные кучи спичек с информацией о количестве предметов внутри. Информация о количестве обновляется в конце хода. Под кучами находится статус игры, где указан текущий игрок и прошедшее количество ходов.</text:p>
      <text:p text:style-name="P5"/>
      <text:p text:style-name="P5"><text:span text:style-name="T8">Входные данные</text:span>:</text:p>
      <text:p text:style-name="P2"/>
      <text:p text:style-name="P10"><text:span text:style-name="T3">Сценарий №1</text:span>:</text:p>
      <text:p text:style-name="P13">В кучах присутствуют спички.</text:p>
      <text:p text:style-name="P11">Игрок должен указать кучу, из которой он будет забирать спички и количество этих спичек.</text:p>
      <text:p text:style-name="P1"/>
      <text:p text:style-name="P1">[<text:span text:style-name="T2">Буквенное значение кучи</text:span>][<text:span text:style-name="T2">Кол-во спичек</text:span>]</text:p>
      <text:p text:style-name="P11"><text:span text:style-name="T3">Пример</text:span>:</text:p>
      <text:p text:style-name="P14">B31</text:p>
      <text:p text:style-name="P1">&gt;<text:span text:style-name="T2">Игрок забирает тридцать одну спичку из кучи «</text:span>B<text:span text:style-name="T2">»</text:span></text:p>
      <text:p text:style-name="P17"/>
      <text:p text:style-name="P16">Сценарий №2:</text:p>
      <text:p text:style-name="P12"><text:span text:style-name="T11">И</text:span>грок заб<text:span text:style-name="T11">и</text:span>р<text:span text:style-name="T11">а</text:span>ет последний оставшийся предмет.</text:p>
      <text:p text:style-name="P13">Терминал выводит игрока, который победил.</text:p>
      <text:p text:style-name="P12"><text:span text:style-name="T3"/></text:p>
      <text:p text:style-name="P12"><text:span text:style-name="T3">Пример</text:span>: </text:p>
      <text:p text:style-name="P17">Игрок № побеждает!</text:p>
      <text:p text:style-name="P18"/>
      <text:p text:style-name="P22">Реализация<text:span text:style-name="T9">:</text:span></text:p>
      <text:p text:style-name="P22"><text:span text:style-name="T9"/></text:p>
      <text:list xml:id="list3641429546" text:style-name="L1">
        <text:list-item>
          <text:p text:style-name="P19"><text:span text:style-name="T9">При запуске программы, в терминале выводятся кучи и количество спичек в них </text:span><text:span text:style-name="T10">и информация о дальнейших действиях</text:span><text:span text:style-name="T9"><text:line-break/><text:line-break/><text:line-break/></text:span><text:soft-page-break/><text:span text:style-name="T10">Пример:</text:span><text:span text:style-name="T9"><text:line-break/></text:span><text:span text:style-name="T10">|</text:span><text:span text:style-name="T9"> A</text:span><text:span text:style-name="T10">40 | B40 | C40 |<text:line-break/>&lt;Ход номер № (Игрок №)&gt;<text:line-break/>Введите кучу и количество спичек:<text:line-break/></text:span></text:p>
        </text:list-item>
        <text:list-item>
          <text:p text:style-name="P20"><text:span text:style-name="T9">Полученная строка уходит в ErrCheck, где ее проверяют на соответствие формату:<text:line-break/><text:tab/>-Если первый символ не является именем одной из заданных куч, то выводится сообщение об ошибке:<text:line-break/><text:tab/>&gt;Куча задана не корректно формату [имя][кол-во], повторите попытку: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1:27:16.224135566</dc:date>
    <meta:editing-duration>PT1H7M2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198" meta:character-count="1337" meta:non-whitespace-character-count="1157"/>
  </office:meta>
</office:document-meta>
</file>